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4fe4d" officeooo:paragraph-rsid="00644930"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65bc97" officeooo:paragraph-rsid="0065bc97"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5" style:family="paragraph" style:parent-style-name="Standard" style:list-style-name="L3">
      <style:text-properties fo:font-style="normal" style:text-underline-style="none" fo:font-weight="normal" officeooo:rsid="004979b1" officeooo:paragraph-rsid="0060ca98" style:font-style-asian="normal" style:font-weight-asian="normal" style:font-style-complex="normal" style:font-weight-complex="normal"/>
    </style:style>
    <style:style style:name="P56"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7"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8"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62"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3"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4"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5"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style:style style:name="T25" style:family="text">
      <style:text-properties officeooo:rsid="0060ca98"/>
    </style:style>
    <style:style style:name="T26" style:family="text">
      <style:text-properties officeooo:rsid="00644930"/>
    </style:style>
    <style:style style:name="T27" style:family="text">
      <style:text-properties officeooo:rsid="0043f88f"/>
    </style:style>
    <style:style style:name="T28" style:family="text">
      <style:text-properties officeooo:rsid="00650e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3258747541"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1459038061"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1671161191" text:style-name="L3">
        <text:list-item>
          <text:p text:style-name="P45">Mismt = β0 + β1MMLsmt + X’stβ2 + Z’imtβ3 + vs + κm + ωt + vs*t + εimst (1a)</text:p>
          <text:list>
            <text:list-item>
              <text:p text:style-name="P47">(Sabia, Nguyen, 2017; modeled from Wen et al. 2015)</text:p>
            </text:list-item>
          </text:list>
        </text:list-item>
      </text:list>
      <text:p text:style-name="P27"/>
      <text:list xml:id="list62222971555069" text:continue-numbering="true" text:style-name="L3">
        <text:list-item>
          <text:p text:style-name="P48">STATA14 <text:span text:style-name="T15">NSDUH (DEPRECATED)</text:span></text:p>
          <text:list>
            <text:list-item>
              <text:p text:style-name="P48">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9">TODO:</text:p>
              <text:list>
                <text:list-item>
                  <text:p text:style-name="P49">Update 2002-2018 with extra variables as denoted in Online Appendix table 1 of Sabia et al.</text:p>
                </text:list-item>
              </text:list>
            </text:list-item>
          </text:list>
        </text:list-item>
      </text:list>
      <text:p text:style-name="P28"/>
      <text:list xml:id="list62223670506714" text:continue-numbering="true" text:style-name="L3">
        <text:list-item>
          <text:p text:style-name="P50">NSDUH (NEW PLAN)</text:p>
          <text:list>
            <text:list-item>
              <text:p text:style-name="P50">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item>
              <text:p text:style-name="P46">Mi<text:span text:style-name="T26">q</text:span>t = β0 + β1 <text:span text:style-name="T27">MEDMJPA2q</text:span>t + Z’i<text:span text:style-name="T26">q</text:span>tβ<text:span text:style-name="T26">2</text:span> + κ<text:span text:style-name="T26">q</text:span> + ωt + εi<text:span text:style-name="T28">q</text:span>t</text:p>
              <text:list>
                <text:list-item>
                  <text:p text:style-name="P51">Miqt can be studied as both monthly use and near daily use (two regressions!!).</text:p>
                </text:list-item>
              </text:list>
            </text:list-item>
            <text:list-item>
              <text:p text:style-name="P51">use year quarter mrjmon MJDAY30A irmjfy irmjfm MEDMJPA2 AGE2 EDUCCAT2 irmarit NEWRACE2 schenrl irsex ANALWC17 using "/home/cal/Documents/Thesis 2020 Notes/data downloads/NSDUH data/NSDUH-2002-2018-DS0001-bndl-data-stata/NSDUH_2002_2018.DTA"</text:p>
            </text:list-item>
          </text:list>
        </text:list-item>
      </text:list>
      <text:p text:style-name="P29"/>
      <text:list xml:id="list62221597487778" text:continue-numbering="true" text:style-name="L3">
        <text:list-item>
          <text:p text:style-name="P52">STATA14 MML information</text:p>
          <text:list>
            <text:list-item>
              <text:p text:style-name="P52">Copying over the effected of dates of (Sabia and Nguyen), and then adding to them from Marijuana Policy Project.</text:p>
              <text:list>
                <text:list-item>
                  <text:p text:style-name="P52">*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3">Sources used for updating newer dates into the effective dates list.</text:p>
              <text:list>
                <text:list-item>
                  <text:p text:style-name="P53"><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3"><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62223337627259" text:continue-numbering="true" text:style-name="L3">
        <text:list-item>
          <text:p text:style-name="P54">Labor Force Participation Rate <text:span text:style-name="T25">(and EPR)</text:span> information and sources</text:p>
          <text:list>
            <text:list-item>
              <text:p text:style-name="P54">Monthly national data for LFPR from 1948-2020 was retrieved from:</text:p>
              <text:list>
                <text:list-item>
                  <text:p text:style-name="P54"><text:a xlink:type="simple" xlink:href="https://data.bls.gov/timeseries/LNS11300000" text:style-name="Internet_20_link" text:visited-style-name="Visited_20_Internet_20_Link">https://data.bls.gov/timeseries/LNS11300000</text:a></text:p>
                </text:list-item>
              </text:list>
            </text:list-item>
            <text:list-item>
              <text:p text:style-name="P55">Monthly national data for <text:span text:style-name="T25">EPR</text:span> from 1948-2020 was retrieved from:</text:p>
              <text:list>
                <text:list-item>
                  <text:p text:style-name="P55"><text:soft-page-break/><text:a xlink:type="simple" xlink:href="https://data.bls.gov/timeseries/LNS12300000" text:style-name="Internet_20_link" text:visited-style-name="Visited_20_Internet_20_Link">https://data.bls.gov/timeseries/LNS12300000</text:a></text:p>
                </text:list-item>
              </text:list>
            </text:list-item>
            <text:list-item>
              <text:p text:style-name="P54">Monthly state data for LFPR from 1976-2019 was retrieved from:</text:p>
              <text:list>
                <text:list-item>
                  <text:p text:style-name="P54"><text:a xlink:type="simple" xlink:href="https://fred.stlouisfed.org/release?rid=446" text:style-name="Internet_20_link" text:visited-style-name="Visited_20_Internet_20_Link">https://fred.stlouisfed.org/release?rid=446</text:a></text:p>
                </text:list-item>
                <text:list-item>
                  <text:p text:style-name="P56">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columns (Month, State, and LFPR). There will be more than 3 columns after I add to them the controls and MML dummy variable.</text:p>
                </text:list-item>
                <text:list-item>
                  <text:p text:style-name="P57">There is raw LFPR data, as well as seasonally adjusted data</text:p>
                  <text:p text:style-name="P57"/>
                </text:list-item>
              </text:list>
            </text:list-item>
          </text:list>
        </text:list-item>
        <text:list-item>
          <text:p text:style-name="P59">Control Data</text:p>
          <text:list>
            <text:list-item>
              <text:p text:style-name="P59">Minimum wages</text:p>
              <text:list>
                <text:list-item>
                  <text:p text:style-name="P59">Federal minimum wage data <text:span text:style-name="T20">(Federal Minimum Hourly Wage for Nonfarm Workers for the United States)</text:span> was retrieved from:</text:p>
                  <text:list>
                    <text:list-item>
                      <text:p text:style-name="P59"><text:a xlink:type="simple" xlink:href="https://fred.stlouisfed.org/series/FEDMINNFRWG" text:style-name="Internet_20_link" text:visited-style-name="Visited_20_Internet_20_Link">https://fred.stlouisfed.org/series/FEDMINNFRWG</text:a></text:p>
                    </text:list-item>
                  </text:list>
                </text:list-item>
                <text:list-item>
                  <text:p text:style-name="P60">State Minimum Wage rates were retrieved from:</text:p>
                </text:list-item>
                <text:list-item>
                  <text:p text:style-name="P60"><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61">This page does not include the rate for Alaska, which is on the previous page (pg 8)</text:p>
                    </text:list-item>
                  </text:list>
                </text:list-item>
                <text:list-item>
                  <text:p text:style-name="P60">Most of this data was annual with one monthly exception (Georgia)</text:p>
                  <text:list>
                    <text:list-item>
                      <text:p text:style-name="P61">However the monthly data is unnecessary in this case because all wage changes took place on the start of a new year (meaning that it is just repeating data). So we will just use annual values.</text:p>
                    </text:list-item>
                  </text:list>
                </text:list-item>
                <text:list-item>
                  <text:p text:style-name="P60">Dates of available data vary</text:p>
                </text:list-item>
                <text:list-item>
                  <text:p text:style-name="P60">Five states do not have <text:span text:style-name="T21">state minimum wage laws</text:span></text:p>
                  <text:list>
                    <text:list-item>
                      <text:p text:style-name="P61">Alabama, Louisiana, Mississippi, South Carolina, Tennessee</text:p>
                    </text:list-item>
                    <text:list-item>
                      <text:p text:style-name="P61">These states are simply subject to federal minimum wage laws.</text:p>
                    </text:list-item>
                  </text:list>
                </text:list-item>
                <text:list-item>
                  <text:p text:style-name="P62">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5"><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61"/>
                    </text:list-item>
                  </text:list>
                </text:list-item>
              </text:list>
            </text:list-item>
            <text:list-item>
              <text:p text:style-name="P63">Marijuana Decriminalization Laws</text:p>
              <text:list>
                <text:list-item>
                  <text:p text:style-name="P63">This will be important in updating what is already in the CHEPS paper:</text:p>
                  <text:list>
                    <text:list-item>
                      <text:p text:style-name="P63">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921870642" text:style-name="L4">
        <text:list-item>
          <text:p text:style-name="P58"><text:soft-page-break/>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text:soft-page-break/>Regression ran: </text:p>
      <text:p text:style-name="P38">reghdfe LFPR MML_DUMMY ACT_MIN_WAGE, absorb(i.STATE i.DATE i.STATE#c.DATE)</text:p>
      <text:p text:style-name="P33"/>
      <text:p text:style-name="P37">*** TODOS:</text:p>
      <text:list xml:id="list62223159155322" text:continue-numbering="true" text:style-name="L4">
        <text:list-item>
          <text:p text:style-name="P58">Attempt the regression on the seasonally adjusted LFPRs as well!</text:p>
        </text:list-item>
        <text:list-item>
          <text:p text:style-name="P64">Dynamic model which allows time for the effects of MML to unfold</text:p>
        </text:list-item>
      </text:list>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text:soft-page-break/>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text:soft-page-break/>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4-21T06:22:21.414559650</dc:date>
    <meta:editing-duration>P15DT11H44M49S</meta:editing-duration>
    <meta:editing-cycles>38</meta:editing-cycles>
    <meta:generator>LibreOffice/6.0.7.3$Linux_X86_64 LibreOffice_project/00m0$Build-3</meta:generator>
    <meta:document-statistic meta:table-count="0" meta:image-count="0" meta:object-count="0" meta:page-count="8" meta:paragraph-count="128" meta:word-count="2810" meta:character-count="18418" meta:non-whitespace-character-count="15784"/>
  </office:meta>
</office:document-meta>
</file>